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Consolas1" svg:font-family="Consolas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Consolas" svg:font-family="Consolas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671" officeooo:paragraph-rsid="000c0671"/>
    </style:style>
    <style:style style:name="P2" style:family="paragraph" style:parent-style-name="Standard">
      <style:text-properties officeooo:rsid="000c8ef0" officeooo:paragraph-rsid="000c0671"/>
    </style:style>
    <style:style style:name="P3" style:family="paragraph" style:parent-style-name="Standard">
      <style:text-properties officeooo:rsid="000e129b" officeooo:paragraph-rsid="000e129b"/>
    </style:style>
    <style:style style:name="P4" style:family="paragraph" style:parent-style-name="Standard">
      <style:text-properties officeooo:rsid="000e129b" officeooo:paragraph-rsid="0015cb98"/>
    </style:style>
    <style:style style:name="P5" style:family="paragraph" style:parent-style-name="Standard">
      <style:text-properties officeooo:rsid="000e129b" officeooo:paragraph-rsid="00163c1d"/>
    </style:style>
    <style:style style:name="P6" style:family="paragraph" style:parent-style-name="Standard">
      <style:text-properties officeooo:rsid="000e129b" officeooo:paragraph-rsid="0017d6b3"/>
    </style:style>
    <style:style style:name="P7" style:family="paragraph" style:parent-style-name="Standard">
      <style:text-properties officeooo:rsid="000e129b" officeooo:paragraph-rsid="001bd23f"/>
    </style:style>
    <style:style style:name="P8" style:family="paragraph" style:parent-style-name="Standard">
      <style:text-properties officeooo:rsid="000e129b" officeooo:paragraph-rsid="001c1044"/>
    </style:style>
    <style:style style:name="P9" style:family="paragraph" style:parent-style-name="Standard">
      <style:text-properties officeooo:paragraph-rsid="000e129b"/>
    </style:style>
    <style:style style:name="P10" style:family="paragraph" style:parent-style-name="Standard">
      <style:text-properties officeooo:paragraph-rsid="000f9cbe"/>
    </style:style>
    <style:style style:name="P11" style:family="paragraph" style:parent-style-name="Standard">
      <style:text-properties officeooo:rsid="000f9cbe" officeooo:paragraph-rsid="000f9cbe"/>
    </style:style>
    <style:style style:name="P12" style:family="paragraph" style:parent-style-name="Standard">
      <style:text-properties officeooo:paragraph-rsid="00118379"/>
    </style:style>
    <style:style style:name="P13" style:family="paragraph" style:parent-style-name="Standard">
      <style:text-properties officeooo:paragraph-rsid="0014848e"/>
    </style:style>
    <style:style style:name="P14" style:family="paragraph" style:parent-style-name="Standard">
      <style:text-properties officeooo:paragraph-rsid="00163c1d"/>
    </style:style>
    <style:style style:name="P15" style:family="paragraph" style:parent-style-name="Standard">
      <style:text-properties officeooo:paragraph-rsid="00171925"/>
    </style:style>
    <style:style style:name="P16" style:family="paragraph" style:parent-style-name="Standard">
      <style:text-properties officeooo:paragraph-rsid="001c1044"/>
    </style:style>
    <style:style style:name="P17" style:family="paragraph" style:parent-style-name="Standard">
      <style:text-properties officeooo:paragraph-rsid="001d148b"/>
    </style:style>
    <style:style style:name="P18" style:family="paragraph" style:parent-style-name="Standard">
      <style:text-properties officeooo:paragraph-rsid="001e8f2d"/>
    </style:style>
    <style:style style:name="P19" style:family="paragraph" style:parent-style-name="Standard">
      <style:text-properties officeooo:paragraph-rsid="0021cf1f"/>
    </style:style>
    <style:style style:name="P20" style:family="paragraph" style:parent-style-name="Standard">
      <style:text-properties officeooo:paragraph-rsid="0022afa8"/>
    </style:style>
    <style:style style:name="P21" style:family="paragraph" style:parent-style-name="Standard">
      <style:text-properties officeooo:rsid="00252b58" officeooo:paragraph-rsid="00252b58"/>
    </style:style>
    <style:style style:name="P22" style:family="paragraph" style:parent-style-name="Standard">
      <style:text-properties officeooo:rsid="00252b58" officeooo:paragraph-rsid="0026a85e"/>
    </style:style>
    <style:style style:name="P23" style:family="paragraph" style:parent-style-name="Standard">
      <style:text-properties officeooo:rsid="00252b58" officeooo:paragraph-rsid="0026f677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e129b"/>
    </style:style>
    <style:style style:name="T2" style:family="text">
      <style:text-properties style:font-name="Times New Roman" fo:language="de" fo:country="DE" officeooo:rsid="001174bf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0e129b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2f02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71925" style:font-size-asian="12pt" style:font-size-complex="12pt"/>
    </style:style>
    <style:style style:name="T7" style:family="text">
      <style:text-properties fo:font-variant="normal" fo:text-transform="none" fo:color="#000000" style:font-name="Arial2" fo:font-size="10.8000001907349pt" fo:letter-spacing="normal" fo:font-style="normal" fo:font-weight="normal"/>
    </style:style>
    <style:style style:name="T8" style:family="text">
      <style:text-properties fo:font-variant="normal" fo:text-transform="none" fo:color="#000000" style:font-name="Arial2" fo:font-size="10.8000001907349pt" fo:letter-spacing="normal" fo:font-style="normal" fo:font-weight="normal" officeooo:rsid="000e129b"/>
    </style:style>
    <style:style style:name="T9" style:family="text">
      <style:text-properties fo:font-variant="normal" fo:text-transform="none" fo:color="#000000" style:font-name="Arial2" fo:font-size="10.8000001907349pt" fo:letter-spacing="normal" fo:font-style="normal" fo:font-weight="normal" officeooo:rsid="00118379"/>
    </style:style>
    <style:style style:name="T10" style:family="text">
      <style:text-properties fo:font-variant="normal" fo:text-transform="none" fo:color="#000000" style:font-name="Arial2" fo:font-size="10.8000001907349pt" fo:letter-spacing="normal" fo:font-style="normal" fo:font-weight="normal" officeooo:rsid="0014848e"/>
    </style:style>
    <style:style style:name="T11" style:family="text">
      <style:text-properties fo:font-variant="normal" fo:text-transform="none" fo:color="#000000" style:font-name="Arial2" fo:font-size="10.8000001907349pt" fo:letter-spacing="normal" fo:font-style="normal" fo:font-weight="normal" officeooo:rsid="0015cb98"/>
    </style:style>
    <style:style style:name="T12" style:family="text">
      <style:text-properties fo:font-variant="normal" fo:text-transform="none" fo:color="#000000" style:font-name="Arial2" fo:font-size="10.8000001907349pt" fo:letter-spacing="normal" fo:font-style="normal" fo:font-weight="normal" officeooo:rsid="00163c1d"/>
    </style:style>
    <style:style style:name="T13" style:family="text">
      <style:text-properties fo:font-variant="normal" fo:text-transform="none" fo:color="#000000" style:font-name="Arial2" fo:font-size="10.8000001907349pt" fo:letter-spacing="normal" fo:font-style="normal" fo:font-weight="normal" officeooo:rsid="00171925"/>
    </style:style>
    <style:style style:name="T14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18379"/>
    </style:style>
    <style:style style:name="T15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7d6b3"/>
    </style:style>
    <style:style style:name="T16" style:family="text">
      <style:text-properties fo:font-variant="normal" fo:text-transform="none" fo:color="#000000" style:text-line-through-style="none" style:text-line-through-type="none" style:font-name="Arial2" fo:font-size="10.8000001907349pt" fo:letter-spacing="normal" fo:font-style="normal" style:text-underline-style="none" fo:font-weight="normal" officeooo:rsid="0014848e" style:text-blinking="false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style:text-blinking="false" style:font-size-asian="12pt" style:font-size-complex="12pt" fo:padding="0in" fo:border="none"/>
    </style:style>
    <style:style style:name="T18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174bf"/>
    </style:style>
    <style:style style:name="T19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5cb98"/>
    </style:style>
    <style:style style:name="T20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63c1d"/>
    </style:style>
    <style:style style:name="T21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8b999"/>
    </style:style>
    <style:style style:name="T22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f673b"/>
    </style:style>
    <style:style style:name="T23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bd23f"/>
    </style:style>
    <style:style style:name="T24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64f34e"/>
    </style:style>
    <style:style style:name="T25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c1044"/>
    </style:style>
    <style:style style:name="T26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d148b"/>
    </style:style>
    <style:style style:name="T27" style:family="text">
      <style:text-properties fo:font-variant="normal" fo:text-transform="none" fo:color="#000000" style:font-name="Times New Roman1" fo:font-size="18pt" fo:letter-spacing="normal" fo:language="de" fo:country="DE" fo:font-style="normal" fo:font-weight="normal" officeooo:rsid="001d148b" style:font-size-asian="18pt"/>
    </style:style>
    <style:style style:name="T28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d148b" style:font-size-asian="12pt" style:font-size-complex="12pt"/>
    </style:style>
    <style:style style:name="T30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e8f2d" style:font-size-asian="12pt" style:font-size-complex="12pt"/>
    </style:style>
    <style:style style:name="T31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1cf1f" style:font-size-asian="12pt" style:font-size-complex="12pt"/>
    </style:style>
    <style:style style:name="T32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2afa8" style:font-size-asian="12pt" style:font-size-complex="12pt"/>
    </style:style>
    <style:style style:name="T33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6a85e" style:font-size-asian="12pt" style:font-size-complex="12pt"/>
    </style:style>
    <style:style style:name="T34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6f677" style:font-size-asian="12pt" style:font-size-complex="12pt"/>
    </style:style>
    <style:style style:name="T35" style:family="text">
      <style:text-properties fo:font-variant="normal" fo:text-transform="none" fo:color="#008080" style:font-name="Consolas1" fo:font-size="10pt" fo:letter-spacing="normal" fo:font-style="normal" fo:font-weight="normal" officeooo:rsid="00118379" style:font-size-asian="10pt"/>
    </style:style>
    <style:style style:name="T36" style:family="text">
      <style:text-properties style:font-name="Times New Roman" fo:font-weight="normal" officeooo:rsid="000e129b" style:font-weight-asian="normal" style:font-weight-complex="normal"/>
    </style:style>
    <style:style style:name="T37" style:family="text">
      <style:text-properties fo:color="#000000" style:font-name="Consolas" fo:font-size="10pt" style:font-size-asian="10pt"/>
    </style:style>
    <style:style style:name="T38" style:family="text">
      <style:text-properties fo:color="#008080" style:font-name="Consolas" fo:font-size="10pt" style:font-size-asian="10pt"/>
    </style:style>
    <style:style style:name="T39" style:family="text">
      <style:text-properties fo:color="#3f7f7f" style:font-name="Consolas" fo:font-size="10pt" style:font-size-asian="10pt"/>
    </style:style>
    <style:style style:name="T40" style:family="text">
      <style:text-properties style:font-name="Consolas" fo:font-size="10pt" style:font-size-asian="10pt"/>
    </style:style>
    <style:style style:name="T41" style:family="text">
      <style:text-properties fo:color="#000080" style:font-name="Consolas" fo:font-size="10pt" fo:font-weight="bold" style:font-size-asian="10pt" style:font-weight-asian="bold"/>
    </style:style>
    <style:style style:name="T42" style:family="text">
      <style:text-properties fo:color="#2a00ff" style:font-name="Consolas" fo:font-size="10pt" fo:font-style="italic" style:font-size-asian="10pt" style:font-style-asian="italic"/>
    </style:style>
    <style:style style:name="T43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44" style:family="text">
      <style:text-properties fo:color="#7f007f" style:font-name="Consolas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utorenreferat</text:p>
      <text:p text:style-name="P3"><text:tab/>[<text:span text:style-name="T2">NGOB21</text:span>] <text:tab/>BRINK, SASCHA: AngulaJS ONLINE-BUCH Kapitel 2.1. Was Ist <text:tab/><text:tab/><text:tab/><text:tab/>AngularJS Internet: <text:a xlink:type="simple" xlink:href="https://angularjs.de/buch/was-ist-angularjs">https://angularjs.de/buch/was-ist-angularjs</text:a></text:p>
      <text:p text:style-name="P3"/>
      <text:p text:style-name="P2"/>
      <text:p text:style-name="P3">2. Vorarbeit</text:p>
      <text:p text:style-name="P9"><text:span text:style-name="T1"><text:tab/></text:span><text:span text:style-name="T36">[DS14]<text:tab/>DEERING, SAM: </text:span><text:span text:style-name="T3">10 Popular AngularJS IDE Plugins/Extensions</text:span></text:p>
      <text:p text:style-name="P10"><text:span text:style-name="T3"><text:tab/><text:tab/><text:tab/></text:span><text:span text:style-name="T4">Internet: </text:span></text:p>
      <text:p text:style-name="P10"><text:span text:style-name="T4"><text:tab/><text:tab/><text:tab/></text:span><text:a xlink:type="simple" xlink:href="http://angularjs4u.com/tools/10-popular-angularjs-ide-pluginsextensions/">http://angularjs4u.com/tools/10-popular-angularjs-ide-pluginsextensions/</text:a></text:p>
      <text:p text:style-name="P10"><text:span text:style-name="T4"/></text:p>
      <text:p text:style-name="P12"><text:span text:style-name="T1"><text:tab/>[</text:span><text:span text:style-name="T5">ZA14</text:span><text:span text:style-name="T1">]<text:tab/></text:span><text:span text:style-name="T9">ZERR, ANGELO: AngularJS Eclipse 0.7.0</text:span></text:p>
      <text:p text:style-name="P12"><text:span text:style-name="T9"><text:tab/><text:tab/><text:tab/>Internet: </text:span><text:a xlink:type="simple" xlink:href="http://marketplace.eclipse.org/content/angularjs-eclipse">http://marketplace.eclipse.org/content/angularjs-eclipse</text:a></text:p>
      <text:p text:style-name="P12"><text:span text:style-name="T9"/></text:p>
      <text:p text:style-name="P12"><text:span text:style-name="T9"><text:tab/></text:span><text:span text:style-name="T10">[NGDG]<text:tab/>Google :</text:span><text:span text:style-name="T16"> Developer Guide/ Modules</text:span></text:p>
      <text:p text:style-name="P13"><text:span text:style-name="T16"><text:tab/><text:tab/><text:tab/>Internet: </text:span><text:a xlink:type="simple" xlink:href="https://docs.angularjs.org/guide/module">https://docs.angularjs.org/guide/module</text:a></text:p>
      <text:p text:style-name="P13"><text:span text:style-name="T16"/></text:p>
      <text:p text:style-name="P4"><text:span text:style-name="T9"><text:tab/>[</text:span><text:span text:style-name="T18">NGOB</text:span><text:span text:style-name="T19">46</text:span><text:span text:style-name="T9">] <text:tab/>BRINK, SASCHA: AngulaJS ONLINE-BUCH Kapitel </text:span><text:span text:style-name="T11">4</text:span><text:span text:style-name="T9">.</text:span><text:span text:style-name="T11">6</text:span><text:span text:style-name="T9">. </text:span><text:span text:style-name="T11">Module</text:span></text:p>
      <text:p text:style-name="P4"><text:span text:style-name="T11"><text:tab/><text:tab/><text:tab/></text:span><text:span text:style-name="T9">Internet: </text:span><text:a xlink:type="simple" xlink:href="https://angularjs.de/buch/module"><text:span text:style-name="T11">https://angularjs.de/buch/module</text:span></text:a></text:p>
      <text:p text:style-name="P4"><text:span text:style-name="T11"/></text:p>
      <text:p text:style-name="P5"><text:span text:style-name="T9"><text:tab/>[</text:span><text:span text:style-name="T18">NGOB</text:span><text:span text:style-name="T20">23</text:span><text:span text:style-name="T9">] <text:tab/>BRINK, SASCHA: AngulaJS ONLINE-BUCH Kapitel </text:span><text:span text:style-name="T12">2</text:span><text:span text:style-name="T9">.</text:span><text:span text:style-name="T12">3</text:span><text:span text:style-name="T9">. </text:span><text:span text:style-name="T12">Databinding</text:span></text:p>
      <text:p text:style-name="P5"><text:span text:style-name="T11"><text:tab/><text:tab/><text:tab/></text:span><text:span text:style-name="T9">Internet: </text:span><text:a xlink:type="simple" xlink:href="https://angularjs.de/buch/databinding"><text:span text:style-name="T12">https://angularjs.de/buch/databinding</text:span></text:a></text:p>
      <text:p text:style-name="P5"><text:span text:style-name="T12"/></text:p>
      <text:p text:style-name="P14"><text:span text:style-name="T12"><text:tab/></text:span><text:span text:style-name="T13">[SO12]<text:tab/><text:tab/>Stack Overflow :</text:span><text:span text:style-name="T6"> </text:span><text:a xlink:type="simple" xlink:href="http://stackoverflow.com/questions/11873627/angularjs-ng-model-binding-not-updating-with-dynamic-values"><text:span text:style-name="T17">AngularJS ng-model binding not updating with dynamic <text:tab/><text:tab/><text:tab/>values</text:span></text:a></text:p>
      <text:p text:style-name="P14"><text:span text:style-name="T17"><text:tab/><text:tab/><text:tab/>Internet:</text:span></text:p>
      <text:p text:style-name="P15"><text:span text:style-name="T17"><text:tab/><text:tab/><text:tab/></text:span><text:a xlink:type="simple" xlink:href="http://stackoverflow.com/questions/11873627/angularjs-ng-model-binding-">http://stackoverflow.com/questions/11873627/angularjs-ng-model-binding-</text:a><text:span text:style-name="T17"><text:tab/><text:tab/><text:tab/>not-updating-with-dynamic-values</text:span></text:p>
      <text:p text:style-name="P15"><text:span text:style-name="T17"><text:tab/></text:span></text:p>
      <text:p text:style-name="P6"><text:span text:style-name="T13"><text:tab/></text:span><text:span text:style-name="T21">[NGOB61]<text:tab/></text:span><text:span text:style-name="T14">BRINK, SASCHA: AngulaJS ONLINE-BUCH Kapitel </text:span><text:span text:style-name="T15">6</text:span><text:span text:style-name="T14">.</text:span><text:span text:style-name="T15">1</text:span><text:span text:style-name="T14">. </text:span><text:span text:style-name="T15">Dependency <text:tab/><text:tab/><text:tab/><text:tab/>Injection und der Injektor</text:span></text:p>
      <text:p text:style-name="P6"><text:span text:style-name="T15"><text:tab/><text:tab/><text:tab/>Internet: </text:span><text:a xlink:type="simple" xlink:href="https://angularjs.de/buch/dependecy-injection">https://angularjs.de/buch/dependecy-injection</text:a></text:p>
      <text:p text:style-name="P6"><text:span text:style-name="T15"/></text:p>
      <text:p text:style-name="P7"><text:span text:style-name="T15"><text:tab/></text:span><text:span text:style-name="T21">[NGOB</text:span><text:span text:style-name="T22">31</text:span><text:span text:style-name="T21">]<text:tab/></text:span><text:a xlink:type="simple" xlink:href="https://angularjs.de/buch/inhalt"><text:span text:style-name="T23">https://angularjs.de/buch/inhalt</text:span></text:a></text:p>
      <text:p text:style-name="P7"><text:span text:style-name="T23"/></text:p>
      <text:p text:style-name="P8"><text:span text:style-name="T23"><text:tab/></text:span><text:span text:style-name="T24">[HBRS]<text:tab/> <text:s/><text:tab/></text:span><text:a xlink:type="simple" xlink:href="http://holdirbootstrap.de/css/">http://holdirbootstrap.de/css/</text:a><text:span text:style-name="T25"> Kapitel Raster-System</text:span></text:p>
      <text:p text:style-name="P8"><text:span text:style-name="T25"/></text:p>
      <text:p text:style-name="P16"><text:span text:style-name="T25"><text:tab/></text:span><text:span text:style-name="T26">[RF]<text:tab/><text:tab/></text:span><text:a xlink:type="simple" xlink:href="http://www.ebuilt.com/fielding/pubs/dissertation/top.htm"><text:span text:style-name="T29">http://www.ebuilt.com/fielding/pubs/dissertation/top.htm</text:span></text:a></text:p>
      <text:p text:style-name="P16"><text:span text:style-name="T29"/></text:p>
      <text:p text:style-name="P17"><text:span text:style-name="T29"><text:tab/>[RLC] <text:tab/><text:tab/></text:span><text:a xlink:type="simple" xlink:href="http://www.xfront.com/REST.ppt">http://www.xfront.com/REST.ppt</text:a></text:p>
      <text:p text:style-name="P17"><text:span text:style-name="T29"/></text:p>
      <text:p text:style-name="P18"><text:span text:style-name="T29"><text:tab/></text:span><text:span text:style-name="T30">[JN]<text:tab/><text:tab/></text:span><text:a xlink:type="simple" xlink:href="https://jax-rs-spec.java.net/">https://jax-rs-spec.java.net/</text:a></text:p>
      <text:p text:style-name="P18"><text:span text:style-name="T30"/></text:p>
      <text:p text:style-name="P19"><text:span text:style-name="T30"><text:tab/></text:span><text:span text:style-name="T31">[UA]<text:tab/><text:tab/></text:span><text:a xlink:type="simple" xlink:href="http://www.akkk.de/xml/DOM/">http://www.akkk.de/xml/DOM/</text:a></text:p>
      <text:p text:style-name="P19"><text:span text:style-name="T31"/></text:p>
      <text:p text:style-name="P19"><text:span text:style-name="T31"><text:tab/>[PTRB]<text:tab/>AngularJS Buch</text:span></text:p>
      <text:p text:style-name="P19"><text:span text:style-name="T31"/></text:p>
      <text:p text:style-name="P20"><text:span text:style-name="T29"><text:tab/></text:span><text:span text:style-name="T32">[AN]<text:tab/><text:tab/></text:span><text:a xlink:type="simple" xlink:href="https://angularjs.org/">https://angularjs.org/</text:a></text:p>
      <text:p text:style-name="P21"><text:span text:style-name="T32"><text:tab/></text:span></text:p>
      <text:p text:style-name="P21"><text:span text:style-name="T32"><text:tab/></text:span><text:span text:style-name="T28">[</text:span><text:span text:style-name="T32">U</text:span><text:span text:style-name="T28">IB]<text:tab/><text:tab/></text:span><text:a xlink:type="simple" xlink:href="http://angular-ui.github.io/">http://angular-ui.github.io/</text:a></text:p>
      <text:p text:style-name="P21"><text:span text:style-name="T28"/></text:p>
      <text:p text:style-name="P22"><text:span text:style-name="T28"><text:tab/></text:span><text:span text:style-name="T33">[LF]<text:tab/><text:tab/></text:span><text:a xlink:type="simple" xlink:href="http://de.wikipedia.org/wiki/Look_and_Feel">http://de.wikipedia.org/wiki/Look_and_Feel</text:a></text:p>
      <text:p text:style-name="P22"><text:span text:style-name="T33"/></text:p>
      <text:p text:style-name="P23"><text:span text:style-name="T33"><text:tab/></text:span><text:span text:style-name="T34">[BSNG]<text:tab/></text:span><text:a xlink:type="simple" xlink:href="https://angularjs.org/css/bootstrap.min.css">https://angularjs.org/css/bootstrap.min.css</text:a></text:p>
      <text:p text:style-name="P23"><text:span text:style-name="T34"/></text:p>
      <text:p text:style-name="P23"><text:soft-page-break/><text:span text:style-name="T34"/></text:p>
      <text:p text:style-name="P22"><text:span text:style-name="T33"/></text:p>
      <text:p text:style-name="P22"><text:span text:style-name="T33"/></text:p>
      <text:p text:style-name="P21"><text:span text:style-name="T28"/></text:p>
      <text:p text:style-name="P21"><text:span text:style-name="T28"/></text:p>
      <text:p text:style-name="P20"><text:span text:style-name="T32"/></text:p>
      <text:p text:style-name="P20"><text:span text:style-name="T32"/></text:p>
      <text:p text:style-name="P17"><text:span text:style-name="T29"/></text:p>
      <text:p text:style-name="P8"><text:span text:style-name="T26"/></text:p>
      <text:p text:style-name="P7"><text:span text:style-name="T23"/></text:p>
      <text:p text:style-name="P7"><text:span text:style-name="T23"/></text:p>
      <text:p text:style-name="P4"><text:span text:style-name="T11"/></text:p>
      <text:p text:style-name="P4"><text:span text:style-name="T11"/></text:p>
      <text:p text:style-name="P12"><text:span text:style-name="T35">&lt;</text:span><text:span text:style-name="T39">li</text:span><text:span text:style-name="T40"> </text:span><text:span text:style-name="T41">ng-if</text:span><text:span text:style-name="T37">=</text:span><text:span text:style-name="T42">"breadcrumbLvl2!='' &amp;&amp; breadcrumbLvl3!=''"</text:span><text:span text:style-name="T38">&gt;&lt;</text:span><text:span text:style-name="T39">a</text:span></text:p>
      <text:p text:style-name="P24"><text:span text:style-name="T40"><text:tab/><text:tab/><text:tab/><text:tab/><text:tab/><text:tab/><text:tab/></text:span><text:span text:style-name="T44">href</text:span><text:span text:style-name="T37">=</text:span><text:span text:style-name="T42">"#"</text:span><text:span text:style-name="T40"> </text:span><text:span text:style-name="T41">ng-click</text:span><text:span text:style-name="T37">=</text:span><text:span text:style-name="T42">"setSubComponentLvl1()"</text:span><text:span text:style-name="T38">&gt;</text:span><text:span text:style-name="T41">{{</text:span><text:span text:style-name="T37">breadcrumbLvl2.name</text:span><text:span text:style-name="T41">}}</text:span><text:span text:style-name="T38">&lt;/</text:span><text:span text:style-name="T39">a</text:span><text:span text:style-name="T38">&gt;&lt;/</text:span><text:span text:style-name="T39">li</text:span><text:span text:style-name="T38">&gt;</text:span></text:p>
      <text:p text:style-name="P24"><text:span text:style-name="T37"><text:tab/><text:tab/><text:tab/><text:tab/><text:tab/><text:tab/></text:span><text:span text:style-name="T38">&lt;</text:span><text:span text:style-name="T39">li</text:span><text:span text:style-name="T40"> </text:span><text:span text:style-name="T41">ng-if</text:span><text:span text:style-name="T37">=</text:span><text:span text:style-name="T42">"breadcrumbLvl2!='' &amp;&amp; breadcrumbLvl3==''"</text:span></text:p>
      <text:p text:style-name="P24"><text:span text:style-name="T40"><text:tab/><text:tab/><text:tab/><text:tab/><text:tab/><text:tab/><text:tab/></text:span><text:span text:style-name="T44">class</text:span><text:span text:style-name="T37">=</text:span><text:span text:style-name="T42">"</text:span><text:span text:style-name="T43">active</text:span><text:span text:style-name="T42">"</text:span><text:span text:style-name="T38">&gt;</text:span><text:span text:style-name="T41">{{</text:span><text:span text:style-name="T37">breadcrumbLvl2.name</text:span><text:span text:style-name="T41">}}</text:span><text:span text:style-name="T38">&lt;/</text:span><text:span text:style-name="T39">li</text:span><text:span text:style-name="T38">&gt;</text:span></text:p>
      <text:p text:style-name="P24"><text:span text:style-name="T37"><text:tab/><text:tab/><text:tab/><text:tab/><text:tab/><text:tab/></text:span><text:span text:style-name="T38">&lt;</text:span><text:span text:style-name="T39">li</text:span><text:span text:style-name="T40"> </text:span><text:span text:style-name="T41">ng-if</text:span><text:span text:style-name="T37">=</text:span><text:span text:style-name="T42">"breadcrumbLvl3!='' &amp;&amp; breadcrumbLvl4!=''"</text:span><text:span text:style-name="T38">&gt;&lt;</text:span><text:span text:style-name="T39">a</text:span></text:p>
      <text:p text:style-name="P24"><text:span text:style-name="T40"><text:tab/><text:tab/><text:tab/><text:tab/><text:tab/><text:tab/><text:tab/></text:span><text:span text:style-name="T44">href</text:span><text:span text:style-name="T37">=</text:span><text:span text:style-name="T42">"#"</text:span><text:span text:style-name="T40"> </text:span><text:span text:style-name="T41">ng-click</text:span><text:span text:style-name="T37">=</text:span><text:span text:style-name="T42">"setSubComponentLvl2()"</text:span><text:span text:style-name="T38">&gt;</text:span><text:span text:style-name="T41">{{</text:span><text:span text:style-name="T37">breadcrumbLvl3.name</text:span><text:span text:style-name="T41">}}</text:span><text:span text:style-name="T38">&lt;/</text:span><text:span text:style-name="T39">a</text:span><text:span text:style-name="T38">&gt;&lt;/</text:span><text:span text:style-name="T39">li</text:span><text:span text:style-name="T38">&gt;</text:span></text:p>
      <text:p text:style-name="P24"><text:span text:style-name="T37"><text:tab/><text:tab/><text:tab/><text:tab/><text:tab/><text:tab/></text:span><text:span text:style-name="T38">&lt;</text:span><text:span text:style-name="T39">li</text:span><text:span text:style-name="T40"> </text:span><text:span text:style-name="T41">ng-if</text:span><text:span text:style-name="T37">=</text:span><text:span text:style-name="T42">"breadcrumbLvl3!='' &amp;&amp; breadcrumbLvl4==''"</text:span></text:p>
      <text:p text:style-name="P24"><text:span text:style-name="T40"><text:tab/><text:tab/><text:tab/><text:tab/><text:tab/><text:tab/><text:tab/></text:span><text:span text:style-name="T44">class</text:span><text:span text:style-name="T37">=</text:span><text:span text:style-name="T42">"</text:span><text:span text:style-name="T43">active</text:span><text:span text:style-name="T42">"</text:span><text:span text:style-name="T38">&gt;</text:span><text:span text:style-name="T41">{{</text:span><text:span text:style-name="T37">breadcrumbLvl3.name</text:span><text:span text:style-name="T41">}}</text:span><text:span text:style-name="T38">&lt;/</text:span><text:span text:style-name="T39">li</text:span><text:span text:style-name="T38">&gt;</text:span></text:p>
      <text:p text:style-name="P24"><text:span text:style-name="T37"><text:tab/><text:tab/><text:tab/><text:tab/><text:tab/><text:tab/></text:span><text:span text:style-name="T38">&lt;</text:span><text:span text:style-name="T39">li</text:span><text:span text:style-name="T40"> </text:span><text:span text:style-name="T41">ng-if</text:span><text:span text:style-name="T37">=</text:span><text:span text:style-name="T42">"breadcrumbLvl4!='' &amp;&amp; breadcrumbLvl5==''"</text:span><text:span text:style-name="T38">&gt;&lt;</text:span><text:span text:style-name="T39">a</text:span></text:p>
      <text:p text:style-name="P24"><text:span text:style-name="T40"><text:tab/><text:tab/><text:tab/><text:tab/><text:tab/><text:tab/><text:tab/></text:span><text:span text:style-name="T44">href</text:span><text:span text:style-name="T37">=</text:span><text:span text:style-name="T42">"#"</text:span><text:span text:style-name="T38">&gt;</text:span><text:span text:style-name="T41">{{</text:span><text:span text:style-name="T37">breadcrumbLvl4.name</text:span><text:span text:style-name="T41">}}</text:span><text:span text:style-name="T38">&lt;/</text:span><text:span text:style-name="T39">a</text:span><text:span text:style-name="T38">&gt;&lt;/</text:span><text:span text:style-name="T39">li</text:span><text:span text:style-name="T38">&gt;</text:span></text:p>
      <text:p text:style-name="P24"><text:span text:style-name="T37"><text:tab/><text:tab/><text:tab/><text:tab/><text:tab/><text:tab/></text:span><text:span text:style-name="T38">&lt;</text:span><text:span text:style-name="T39">li</text:span><text:span text:style-name="T40"> </text:span><text:span text:style-name="T41">ng-if</text:span><text:span text:style-name="T37">=</text:span><text:span text:style-name="T42">"breadcrumbLvl4!='' &amp;&amp; breadcrumbLvl5!=''"</text:span></text:p>
      <text:p text:style-name="P24"><text:span text:style-name="T40"><text:tab/><text:tab/><text:tab/><text:tab/><text:tab/><text:tab/><text:tab/></text:span><text:span text:style-name="T44">class</text:span><text:span text:style-name="T37">=</text:span><text:span text:style-name="T42">"</text:span><text:span text:style-name="T43">active</text:span><text:span text:style-name="T42">"</text:span><text:span text:style-name="T38">&gt;</text:span><text:span text:style-name="T41">{{</text:span><text:span text:style-name="T37">breadcrumbLvl4.name</text:span><text:span text:style-name="T41">}}</text:span><text:span text:style-name="T38">&lt;/</text:span><text:span text:style-name="T39">li</text:span><text:span text:style-name="T38">&gt;</text:span></text:p>
      <text:p text:style-name="P12"><text:span text:style-name="T9"/></text:p>
      <text:p text:style-name="P11"><text:span text:style-name="T7"/></text:p>
      <text:p text:style-name="P11"><text:span text:style-name="T8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Consolas1" svg:font-family="Consolas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Consolas" svg:font-family="Consolas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8H12M4S</meta:editing-duration>
    <meta:editing-cycles>17</meta:editing-cycles>
    <meta:generator>LibreOffice/4.2.1.1$Windows_x86 LibreOffice_project/d7dbbd7842e6a58b0f521599204e827654e1fb8b</meta:generator>
    <dc:date>2015-01-31T23:39:48.113000000</dc:date>
    <meta:document-statistic meta:table-count="0" meta:image-count="0" meta:object-count="0" meta:page-count="2" meta:paragraph-count="44" meta:word-count="147" meta:character-count="2299" meta:non-whitespace-character-count="2045"/>
    <meta:user-defined meta:name="Info 1"/>
    <meta:user-defined meta:name="Info 2"/>
    <meta:user-defined meta:name="Info 3"/>
    <meta:user-defined meta:name="Info 4"/>
  </office:meta>
</office:document-meta>
</file>